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DORI QUISPE, JUAN ALEX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21356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NDORI QUISPE, JUAN ALE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2135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9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3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CARMEN VARGAS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1:09:2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